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Noto Sans Display" fo:font-size="15pt" officeooo:rsid="001e6f9e" officeooo:paragraph-rsid="001e6f9e" style:font-size-asian="13.1000003814697pt" style:font-size-complex="15pt"/>
    </style:style>
    <style:style style:name="P2" style:family="paragraph" style:parent-style-name="Standard">
      <style:text-properties fo:color="#000000" loext:opacity="100%" style:font-name="Noto Sans Display" fo:font-size="15pt" officeooo:rsid="001e6f9e" officeooo:paragraph-rsid="001f123f" style:font-size-asian="13.1000003814697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Noto Sans Display" fo:font-size="15pt" style:text-underline-style="solid" style:text-underline-width="auto" style:text-underline-color="font-color" officeooo:rsid="001f123f" officeooo:paragraph-rsid="001f123f" style:font-size-asian="13.1000003814697pt" style:font-size-complex="15pt"/>
    </style:style>
    <style:style style:name="P4" style:family="paragraph" style:parent-style-name="Standard" style:list-style-name="L1">
      <style:text-properties officeooo:paragraph-rsid="001f123f"/>
    </style:style>
    <style:style style:name="P5" style:family="paragraph" style:parent-style-name="Standard" style:list-style-name="L1">
      <style:text-properties officeooo:paragraph-rsid="001e6f9e"/>
    </style:style>
    <style:style style:name="P6" style:family="paragraph">
      <style:paragraph-properties fo:text-align="start"/>
    </style:style>
    <style:style style:name="T1" style:family="text">
      <style:text-properties fo:color="#000000" loext:opacity="100%" style:font-name="Noto Sans Display" fo:font-size="15pt" officeooo:rsid="001e6f9e" style:font-size-asian="13.1000003814697pt" style:font-size-complex="15pt"/>
    </style:style>
    <style:style style:name="T2" style:family="text">
      <style:text-properties fo:color="#000000" loext:opacity="100%" style:font-name="Noto Sans Display" fo:font-size="15pt" officeooo:rsid="001f123f" style:font-size-asian="13.1000003814697pt" style:font-size-complex="15pt"/>
    </style:style>
    <style:style style:name="T3" style:family="text">
      <style:text-properties officeooo:rsid="001f123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3">You’d like to insert a clickable box</text:p>
      <text:p text:style-name="P2"/>
      <text:p text:style-name="P2"/>
      <text:list xml:id="list331519976" text:style-name="L1">
        <text:list-item>
          <text:p text:style-name="P4"><text:span text:style-name="T1">Go in « Formulaire » <text:s/>at the top of the screen.</text:span></text:p>
        </text:list-item>
        <text:list-item>
          <text:p text:style-name="P5"><text:span text:style-name="T2">A</text:span><text:span text:style-name="T1"> scroldown appears.</text:span></text:p>
        </text:list-item>
        <text:list-item>
          <text:p text:style-name="P5"><text:span text:style-name="T2">C</text:span><text:span text:style-name="T1">lick on « Case à cocher ».</text:span></text:p>
        </text:list-item>
        <text:list-item>
          <text:p text:style-name="P5"><text:span text:style-name="T2">G</text:span><text:span text:style-name="T1">o in the place where you want to put the clickable check box.</text:span></text:p>
        </text:list-item>
        <text:list-item>
          <text:p text:style-name="P5"><text:span text:style-name="T2">S</text:span><text:span text:style-name="T1">tay pressed on the click, enlarge the area and drop the mouse.</text:span></text:p>
        </text:list-item>
      </text:list>
      <text:p text:style-name="P1"/>
      <text:p text:style-name="P1"><draw:control text:anchor-type="as-char" svg:y="-2.417cm" draw:z-index="0" draw:name="Forme1" draw:style-name="gr1" draw:text-style-name="P6" svg:width="3.209cm" svg:height="1.71cm" draw:control="control1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5:26:15.175876604</meta:creation-date>
    <dc:date>2021-10-04T16:13:54.994084967</dc:date>
    <meta:editing-duration>PT7M9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1" meta:paragraph-count="8" meta:word-count="58" meta:character-count="261" meta:non-whitespace-character-count="212"/>
  </office:meta>
</office:document-meta>
</file>